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size="16pt" fo:font-weight="bold" officeooo:rsid="000a1829" officeooo:paragraph-rsid="000a1829"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rsid="002d65f5" officeooo:paragraph-rsid="002d65f5" style:font-size-asian="16pt" style:font-weight-asian="bold" style:font-size-complex="16pt" style:font-weight-complex="bold"/>
    </style:style>
    <style:style style:name="P3" style:family="paragraph" style:parent-style-name="Standard">
      <style:paragraph-properties fo:text-align="justify" style:justify-single-word="false"/>
      <style:text-properties officeooo:rsid="000a1829" officeooo:paragraph-rsid="000a1829"/>
    </style:style>
    <style:style style:name="P4" style:family="paragraph" style:parent-style-name="Standard">
      <style:paragraph-properties fo:text-align="justify" style:justify-single-word="false"/>
      <style:text-properties fo:font-weight="bold" officeooo:rsid="000a1829" officeooo:paragraph-rsid="000a1829"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normal" officeooo:rsid="000a1829" officeooo:paragraph-rsid="000a1829" style:font-weight-asian="normal" style:font-weight-complex="normal"/>
    </style:style>
    <style:style style:name="P6" style:family="paragraph" style:parent-style-name="Standard">
      <style:paragraph-properties fo:text-align="justify" style:justify-single-word="false"/>
      <style:text-properties style:text-underline-style="solid" style:text-underline-width="auto" style:text-underline-color="font-color" fo:font-weight="normal" officeooo:rsid="000bc423" officeooo:paragraph-rsid="000bc423"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0a1829" officeooo:paragraph-rsid="000a1829" style:font-weight-asian="normal" style:font-weight-complex="normal"/>
    </style:style>
    <style:style style:name="P8" style:family="paragraph" style:parent-style-name="Standard">
      <style:paragraph-properties fo:text-align="justify" style:justify-single-word="false"/>
      <style:text-properties officeooo:rsid="000a1829" officeooo:paragraph-rsid="000bc423"/>
    </style:style>
    <style:style style:name="P9" style:family="paragraph" style:parent-style-name="Standard">
      <style:paragraph-properties fo:text-align="justify" style:justify-single-word="false"/>
      <style:text-properties fo:font-weight="normal" officeooo:rsid="000bc423" officeooo:paragraph-rsid="000bc423" style:font-weight-asian="normal" style:font-weight-complex="normal"/>
    </style:style>
    <style:style style:name="P10" style:family="paragraph" style:parent-style-name="Standard">
      <style:paragraph-properties fo:text-align="justify" style:justify-single-word="false"/>
      <style:text-properties fo:font-weight="normal" officeooo:rsid="000d3d3d" officeooo:paragraph-rsid="000d3d3d" style:font-weight-asian="normal" style:font-weight-complex="normal"/>
    </style:style>
    <style:style style:name="P11" style:family="paragraph" style:parent-style-name="Standard">
      <style:paragraph-properties fo:text-align="justify" style:justify-single-word="false"/>
      <style:text-properties fo:font-weight="normal" officeooo:rsid="0018036d" officeooo:paragraph-rsid="0018036d" style:font-weight-asian="normal" style:font-weight-complex="normal"/>
    </style:style>
    <style:style style:name="P12" style:family="paragraph" style:parent-style-name="Standard">
      <style:paragraph-properties fo:text-align="justify" style:justify-single-word="false"/>
      <style:text-properties fo:font-weight="bold" officeooo:rsid="000d4c00" officeooo:paragraph-rsid="000d4c00" style:font-weight-asian="bold" style:font-weight-complex="bold"/>
    </style:style>
    <style:style style:name="P13" style:family="paragraph" style:parent-style-name="Standard">
      <style:paragraph-properties fo:text-align="justify" style:justify-single-word="false"/>
      <style:text-properties fo:font-weight="normal" officeooo:rsid="000d4c00" officeooo:paragraph-rsid="000d4c00"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128875" officeooo:paragraph-rsid="00128875"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15084c" officeooo:paragraph-rsid="0015084c"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16a390" officeooo:paragraph-rsid="0016a390"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16a390" officeooo:paragraph-rsid="00178673"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178673" officeooo:paragraph-rsid="00178673"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1a22f5" officeooo:paragraph-rsid="001a22f5"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246f93" officeooo:paragraph-rsid="00246f93" style:font-weight-asian="normal" style:font-weight-complex="normal"/>
    </style:style>
    <style:style style:name="P21" style:family="paragraph" style:parent-style-name="Standard">
      <style:paragraph-properties fo:text-align="justify" style:justify-single-word="false"/>
      <style:text-properties style:text-underline-style="none" fo:font-weight="bold" officeooo:rsid="001b94af" officeooo:paragraph-rsid="001b94af" style:font-weight-asian="bold" style:font-weight-complex="bold"/>
    </style:style>
    <style:style style:name="P22" style:family="paragraph" style:parent-style-name="Standard">
      <style:paragraph-properties fo:text-align="justify" style:justify-single-word="false"/>
      <style:text-properties style:text-underline-style="none" fo:font-weight="normal" officeooo:rsid="001b94af" officeooo:paragraph-rsid="001f477b"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1d8d79" officeooo:paragraph-rsid="001f477b"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1f477b" officeooo:paragraph-rsid="001f477b" style:font-weight-asian="normal" style:font-weight-complex="normal"/>
    </style:style>
    <style:style style:name="P25" style:family="paragraph" style:parent-style-name="Standard">
      <style:paragraph-properties fo:text-align="justify" style:justify-single-word="false"/>
      <style:text-properties style:text-underline-style="none" fo:font-weight="bold" officeooo:rsid="001fb7ad" officeooo:paragraph-rsid="001fb7ad" style:font-weight-asian="bold" style:font-weight-complex="bold"/>
    </style:style>
    <style:style style:name="P26" style:family="paragraph" style:parent-style-name="Standard">
      <style:paragraph-properties fo:text-align="justify" style:justify-single-word="false"/>
      <style:text-properties style:text-underline-style="none" fo:font-weight="normal" officeooo:rsid="001fb7ad" officeooo:paragraph-rsid="001fb7ad" style:font-weight-asian="normal" style:font-weight-complex="normal"/>
    </style:style>
    <style:style style:name="P27" style:family="paragraph" style:parent-style-name="Standard">
      <style:paragraph-properties fo:text-align="justify" style:justify-single-word="false"/>
      <style:text-properties style:text-underline-style="solid" style:text-underline-width="auto" style:text-underline-color="font-color" fo:font-weight="bold" officeooo:rsid="001fb7ad" officeooo:paragraph-rsid="001fb7ad" style:font-weight-asian="bold" style:font-weight-complex="bold"/>
    </style:style>
    <style:style style:name="P28" style:family="paragraph" style:parent-style-name="Standard">
      <style:paragraph-properties fo:text-align="justify" style:justify-single-word="false"/>
      <style:text-properties style:text-underline-style="none" fo:font-weight="normal" officeooo:rsid="002317ed" officeooo:paragraph-rsid="002317ed" style:font-weight-asian="normal" style:font-weight-complex="normal"/>
    </style:style>
    <style:style style:name="P29" style:family="paragraph" style:parent-style-name="Standard">
      <style:paragraph-properties fo:text-align="justify" style:justify-single-word="false"/>
      <style:text-properties style:text-underline-style="none" fo:font-weight="bold" officeooo:rsid="002317ed" officeooo:paragraph-rsid="002317ed" style:font-weight-asian="bold" style:font-weight-complex="bold"/>
    </style:style>
    <style:style style:name="P30" style:family="paragraph" style:parent-style-name="Standard">
      <style:paragraph-properties fo:text-align="justify" style:justify-single-word="false"/>
      <style:text-properties style:text-underline-style="none" fo:font-weight="normal" officeooo:rsid="0024011b" officeooo:paragraph-rsid="0024011b"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24319b" officeooo:paragraph-rsid="0024319b" style:font-weight-asian="normal" style:font-weight-complex="normal"/>
    </style:style>
    <style:style style:name="P32" style:family="paragraph" style:parent-style-name="Standard" style:list-style-name="L1">
      <style:paragraph-properties fo:text-align="justify" style:justify-single-word="false"/>
      <style:text-properties style:text-underline-style="none" fo:font-weight="normal" officeooo:rsid="001d8d79" officeooo:paragraph-rsid="001d8d79" style:font-weight-asian="normal" style:font-weight-complex="normal"/>
    </style:style>
    <style:style style:name="P33" style:family="paragraph" style:parent-style-name="Standard">
      <style:paragraph-properties fo:text-align="justify" style:justify-single-word="false"/>
      <style:text-properties fo:font-weight="normal" officeooo:rsid="00257955" officeooo:paragraph-rsid="00257955" style:font-weight-asian="normal" style:font-weight-complex="normal"/>
    </style:style>
    <style:style style:name="P34" style:family="paragraph" style:parent-style-name="Standard">
      <style:paragraph-properties fo:text-align="justify" style:justify-single-word="false"/>
      <style:text-properties fo:font-weight="normal" officeooo:rsid="000a1829" officeooo:paragraph-rsid="000d3d3d" style:font-weight-asian="normal" style:font-weight-complex="normal"/>
    </style:style>
    <style:style style:name="T1" style:family="text">
      <style:text-properties style:text-underline-style="none"/>
    </style:style>
    <style:style style:name="T2" style:family="text">
      <style:text-properties fo:font-style="normal" style:text-underline-style="none" style:font-style-asian="normal" style:font-style-complex="normal"/>
    </style:style>
    <style:style style:name="T3" style:family="text">
      <style:text-properties officeooo:rsid="000bc423"/>
    </style:style>
    <style:style style:name="T4" style:family="text">
      <style:text-properties officeooo:rsid="00258c4a"/>
    </style:style>
    <style:style style:name="T5" style:family="text">
      <style:text-properties officeooo:rsid="000d3d3d"/>
    </style:style>
    <style:style style:name="T6" style:family="text">
      <style:text-properties fo:font-weight="bold" style:font-weight-asian="bold" style:font-weight-complex="bold"/>
    </style:style>
    <style:style style:name="T7" style:family="text">
      <style:text-properties officeooo:rsid="0018036d"/>
    </style:style>
    <style:style style:name="T8" style:family="text">
      <style:text-properties officeooo:rsid="000d4c00"/>
    </style:style>
    <style:style style:name="T9" style:family="text">
      <style:text-properties officeooo:rsid="00186181"/>
    </style:style>
    <style:style style:name="T10" style:family="text">
      <style:text-properties officeooo:rsid="000e90b3"/>
    </style:style>
    <style:style style:name="T11" style:family="text">
      <style:text-properties officeooo:rsid="0015084c"/>
    </style:style>
    <style:style style:name="T12" style:family="text">
      <style:text-properties style:text-underline-style="solid" style:text-underline-width="auto" style:text-underline-color="font-color"/>
    </style:style>
    <style:style style:name="T13" style:family="text">
      <style:text-properties style:text-underline-style="none" officeooo:rsid="00118ae3"/>
    </style:style>
    <style:style style:name="T14" style:family="text">
      <style:text-properties officeooo:rsid="00135ede"/>
    </style:style>
    <style:style style:name="T15" style:family="text">
      <style:text-properties officeooo:rsid="0014e331"/>
    </style:style>
    <style:style style:name="T16" style:family="text">
      <style:text-properties officeooo:rsid="00246f93"/>
    </style:style>
    <style:style style:name="T17" style:family="text">
      <style:text-properties officeooo:rsid="00178673"/>
    </style:style>
    <style:style style:name="T18" style:family="text">
      <style:text-properties officeooo:rsid="002a523c"/>
    </style:style>
    <style:style style:name="T19" style:family="text">
      <style:text-properties officeooo:rsid="001fb7ad"/>
    </style:style>
    <style:style style:name="T20" style:family="text">
      <style:text-properties fo:font-weight="bold" officeooo:rsid="001fb7ad" style:font-weight-asian="bold" style:font-weight-complex="bold"/>
    </style:style>
    <style:style style:name="T21" style:family="text">
      <style:text-properties officeooo:rsid="00216585"/>
    </style:style>
    <style:style style:name="T22" style:family="text">
      <style:text-properties officeooo:rsid="00231f66"/>
    </style:style>
    <style:style style:name="T23" style:family="text">
      <style:text-properties officeooo:rsid="0025795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dat</text:p>
      <text:p text:style-name="P1"/>
      <text:p text:style-name="P2">**Documentation has to be updated: during the coding part some differences were introduced**</text:p>
      <text:p text:style-name="P3"/>
      <text:p text:style-name="P3">Mdat is a new dataset format for text-only and Multimodal LLM training designed to be fully integrated in the “Matformer” library but that can be also used on its own.</text:p>
      <text:p text:style-name="P3"/>
      <text:p text:style-name="P3">The document that follow contains the format specification as well as details of the working principle of the format.</text:p>
      <text:p text:style-name="P3"/>
      <text:p text:style-name="P3">First of all, Mdat is not directly a format for storing raw data, such as text, tokens or multimodal data. Instead, Mdat should be thought as a “pointer system” that allows for a rapid access to datapoint contained in a collection of dataset. This would be redundant with medium-small dataset but it becomes useful when trying to train big models on an academic budget with restrained computational resources that makes frequent merging and shuffling of datasets expensive.</text:p>
      <text:p text:style-name="P3"/>
      <text:p text:style-name="P3">The preferred engine for an Mdat dataset is LMDB, for its fast random-access performance. However, any dataset that allow for random access can in principle be used. The version 1.0 of the format supports LMDB as well as AtlasDataset and HuggingFace.</text:p>
      <text:p text:style-name="P3"/>
      <text:p text:style-name="P4">Definitions:</text:p>
      <text:p text:style-name="P5">DB Engine: <text:span text:style-name="T1">the underlying system used to directly access data. Default choice is LMDB with or without zstd compression;</text:span></text:p>
      <text:p text:style-name="P5">Token/Tokenization:<text:span text:style-name="T1"> In the context of Mdat, this term is extended and encompassess not only classic text tokenization, but for simplicity we call “tokens” any representation of raw data that is passed through a transformation in a format intended to be directly used by the neural net. For example, encoding (both in integer or in FP) of images, audio or scientific data has to be considered “tokenization” as well as “patches” intended to be used with entropy-based model (more on this later);</text:span></text:p>
      <text:p text:style-name="P6">Document:<text:span text:style-name="T1"> a document is an original data point in its non-truncated for. For example, an entire book or a web page, or an image, or an audio file. It doesn’t matter how many </text:span>chunks<text:span text:style-name="T2"> it contains, all its chunks will be contained in a single row of the dataset. It is rapidly accessible in circa O(1).</text:span></text:p>
      <text:p text:style-name="P7"/>
      <text:p text:style-name="P8"/>
      <text:p text:style-name="P4">Creation of a simple <text:span text:style-name="T3">sub_</text:span>MDAT</text:p>
      <text:p text:style-name="P9">To avoid loading large piece of data from document when not needed (for example, no need to load the entire text of a document if only pre-tokenized integers are needed), Mdat logics consist in splitting any input dataset into two LMDB databases.</text:p>
      <text:p text:style-name="P9"/>
      <text:p text:style-name="P9">The helper script <text:span text:style-name="T4">create_sub_mdat</text:span>.py will convert from many dataset formats into a non-tokenized simple sub_mdat.</text:p>
      <text:p text:style-name="P9">For example, <text:span text:style-name="T5">from a</text:span> JSONL file containing one document per row <text:span text:style-name="T5">and whose dataset name is “wikipedia_it”:</text:span></text:p>
      <text:p text:style-name="P10">{“id”:”Wikipedia_it_9234”,”url”:”…”,”date_retrieved”:”...”[and so on],<text:span text:style-name="T6">”text”</text:span>:”[…….]}</text:p>
      <text:p text:style-name="P10">after conversion to sub_mdat we will get:</text:p>
      <text:p text:style-name="P10"/>
      <text:p text:style-name="P10">./</text:p>
      <text:p text:style-name="P10">./wikipedia_it</text:p>
      <text:p text:style-name="P10">./wikipedia_it/meta</text:p>
      <text:p text:style-name="P10">./wikipedia_it/data</text:p>
      <text:p text:style-name="P10"><text:soft-page-break/>./wikipedia_it/<text:span text:style-name="T7">submdat_</text:span>manifest.<text:span text:style-name="T7">json</text:span></text:p>
      <text:p text:style-name="P10"/>
      <text:p text:style-name="P10">where “meta” is a lmdb dataset containing all the keys <text:span text:style-name="T6">except from text</text:span> and data will contain only the <text:span text:style-name="T6">text </text:span>key. This <text:span text:style-name="T8">will be maintained also for multimodal files as well as hybrid data (more than one modality, more on this later).</text:span></text:p>
      <text:p text:style-name="P11">If the dataset has no metadata, meta will just contain the field “sub_mdat_id” with a progressive number.</text:p>
      <text:p text:style-name="P10"/>
      <text:p text:style-name="P11">The manifest is a very simple json file:</text:p>
      <text:p text:style-name="P11">{</text:p>
      <text:p text:style-name="P11">“type”:”sub-mdat”,</text:p>
      <text:p text:style-name="P11">“dataset_name”:”wikipedia_it”,</text:p>
      <text:p text:style-name="P11">“raw_data_size”:#SIZE IN BYTES</text:p>
      <text:p text:style-name="P11">“zstd”:bool,</text:p>
      <text:p text:style-name="P11">“compression_level”:N,</text:p>
      <text:p text:style-name="P11">“documents_number”:N,</text:p>
      <text:p text:style-name="P11">“tokenizer<text:span text:style-name="T9">s</text:span>”:[ list of dicts ] #See below</text:p>
      <text:p text:style-name="P11">}</text:p>
      <text:p text:style-name="P10"/>
      <text:p text:style-name="P12"><text:span text:style-name="T10">Pre-t</text:span>okenization of a sub-mdat</text:p>
      <text:p text:style-name="P13">A key feature of Mdat is that the same dataset can in principle be tokenized with many different tokenizer, but this will cause no overhead when loading the data.</text:p>
      <text:p text:style-name="P13">Suppose that we are going to tokenize “wikipedia_it” dataset using the tokenizer: <text:span text:style-name="T11">username</text:span>/gettone</text:p>
      <text:p text:style-name="P13"/>
      <text:p text:style-name="P13">First of all, we need to decide the size of the minimal <text:span text:style-name="T12">chunk</text:span><text:span text:style-name="T1">. </text:span><text:span text:style-name="T13">This is the minimal unit for the pretokenized data: it’s important to decide a good chunk value. Optimal values are 512 or 1024. If 1024 is chosen, for example, it will be possible to train any model whose maximum sequence length is a multiple of 1024.</text:span></text:p>
      <text:p text:style-name="P14">NLTK sentence-based splitting with “punkt” can be used to avoid splitting text chunks at the middle of sentences <text:s/>and this possibility is already integrated into the pretokenization script.</text:p>
      <text:p text:style-name="P14"/>
      <text:p text:style-name="P14">To add a tokenizer is as simple as <text:span text:style-name="T14">pretokenize_mdat.py –</text:span><text:span text:style-name="T15">tokenizer TOKENIZER_NAME to use an HuggingFace tokenizer. Support is ready also for different tokenizers, such as Autoencoders for Audio or Image or hybrid tokenization strategies.</text:span></text:p>
      <text:p text:style-name="P15">After pretokenization, a new lmdb dataset will be added to the sub-mdat folder:</text:p>
      <text:p text:style-name="P15">./wikipedia_it/username_gettone.tok</text:p>
      <text:p text:style-name="P16">And in the manifest, the following data will be added:</text:p>
      <text:p text:style-name="P17">{“tokenizer_type”:”huggingface”,”tokenizer_name”:”username/gettone”,”total_tokens”:N,</text:p>
      <text:p text:style-name="P17">“<text:span text:style-name="T16">data_type”:”int”,”word_size”:”24”,</text:span></text:p>
      <text:p text:style-name="P17">”precomputed_lengths”:[N,N,N,N,N,N,N,N],</text:p>
      <text:p text:style-name="P17">“<text:span text:style-name="T17">stats”:{</text:span></text:p>
      <text:p text:style-name="P17"><text:tab/>“<text:span text:style-name="T17">1</text:span>”:<text:span text:style-name="T17">N #Documents having one chunk,</text:span></text:p>
      <text:p text:style-name="P17"><text:tab/>“<text:span text:style-name="T17">2”:N,</text:span></text:p>
      <text:p text:style-name="P17"><text:tab/>“<text:span text:style-name="T17">3”:N,</text:span></text:p>
      <text:p text:style-name="P17"><text:tab/>“<text:span text:style-name="T17">4”:N,</text:span></text:p>
      <text:p text:style-name="P17"><text:tab/>“<text:span text:style-name="T17">5”:N,</text:span></text:p>
      <text:p text:style-name="P17"><text:tab/>“<text:span text:style-name="T17">6”:N,</text:span></text:p>
      <text:p text:style-name="P17"><text:tab/>“<text:span text:style-name="T17">7”:N,</text:span></text:p>
      <text:p text:style-name="P17"><text:tab/>“<text:span text:style-name="T17">8”:N,</text:span></text:p>
      <text:p text:style-name="P17"><text:tab/>“<text:span text:style-name="T17">9”,N,</text:span></text:p>
      <text:p text:style-name="P18"><text:tab/>“10”,N,</text:p>
      <text:p text:style-name="P18"><text:tab/>“10+”,N,</text:p>
      <text:p text:style-name="P18"><text:soft-page-break/><text:tab/>“25+”,N,</text:p>
      <text:p text:style-name="P18"><text:tab/>“50+”,N,</text:p>
      <text:p text:style-name="P18"><text:tab/>“max_chunks”:N,</text:p>
      <text:p text:style-name="P18"><text:tab/>“avg_chunks:”:Float</text:p>
      <text:p text:style-name="P17"><text:span text:style-name="T17">}</text:span>}</text:p>
      <text:p text:style-name="P16"/>
      <text:p text:style-name="P16"/>
      <text:p text:style-name="P19">An arbitrarily number of pretokenizations can be done on the same sub-mdat dataset, each one will have its separed lmdb database.</text:p>
      <text:p text:style-name="P20">Particular attention should be given to the “data type” and, in particular, “word size” values: in order to spare large amount of space, which can be a crucial aspect when training on academic budget, tokens are always saved in the most efficient representation possible. This means to use non only 16 or 32 bit integers, <text:span text:style-name="T18">[I did many testing with 24bit. It would be a huge save of disk space, but in my experiments with numpy I obtained a halved speed and that’s bad]</text:span> </text:p>
      <text:p text:style-name="P19"/>
      <text:p text:style-name="P21">Joining of sub-mdat: creation of an MDAT</text:p>
      <text:p text:style-name="P21"/>
      <text:p text:style-name="P22">An MDAT dataset is a collection of sub-mdat datasets. </text:p>
      <text:p text:style-name="P23"/>
      <text:p text:style-name="P24">The create_mdat.py script will scan for all the submdat’s in the current folder. Then it will compute the total number of document and start a random permutation <text:span text:style-name="T19">to generate (firstly) the </text:span><text:span text:style-name="T20">dataset.mdat</text:span><text:span text:style-name="T19"> file.</text:span></text:p>
      <text:p text:style-name="P25">dataset_0000.mdat file</text:p>
      <text:p text:style-name="P26">T<text:span text:style-name="T21">hese files are</text:span> the earth of an MDAT dataset because <text:span text:style-name="T21">they </text:span>contain the selected pre-shuffled pointers to the sub_mdat datasets. </text:p>
      <text:p text:style-name="P27">The header <text:span text:style-name="T22">(8 bytes)</text:span> is composed of: </text:p>
      <text:p text:style-name="P26">* Two magic bytes: 77 68 [ascii: MD]</text:p>
      <text:p text:style-name="P26">* Two bytes for version ex 01 00 [ver 1.0]</text:p>
      <text:p text:style-name="P26">* A single bit (but represented as a byte) determining if it’s a multimodal dataset or not [1 True, 0 False]</text:p>
      <text:p text:style-name="P26">* One byte representing the type for the column ds_pointers [0 =&gt; 8bit unsigned int, 1 =&gt; 16 bit, 2 =&gt; 32 bit, 3=&gt;64 bit]</text:p>
      <text:p text:style-name="P26">* One byte representing the type for the item column [0 =&gt; 8bit unsigned int, 1 =&gt; 16 bit, 2 =&gt; 32 bit, 3=&gt;64 bit]</text:p>
      <text:p text:style-name="P26">* One magic byte to represent the end of the header. <text:span text:style-name="T21">As a convention, is the seed of the random permutation </text:span>(<text:span text:style-name="T21">default: </text:span>27)</text:p>
      <text:p text:style-name="P26"/>
      <text:p text:style-name="P26">For example 77 68 01 00 00 00 02 <text:span text:style-name="T21">27 </text:span>means that the file will be composed of structs readable by python with the representation <text:span text:style-name="T21">BI. If the dataset is multimodal, ex: 77 68 01 00 01 00 02 27, then python will parse structs of format BIB, where the last byte of each structure will represent the modality represented by the document (ex. 0 for text, 1 for audio, 2 for image, 3 for video, 5 for generic data, 6 for hybrid). </text:span></text:p>
      <text:p text:style-name="P26"/>
      <text:p text:style-name="P28">For every tokenizer installed in the MDAT dataset, it means that it exists a shard with the same identifier as the mdat file in the folder tok/tokenizer-name.</text:p>
      <text:p text:style-name="P28">For example:</text:p>
      <text:p text:style-name="P28"/>
      <text:p text:style-name="P29">tok/username_gettone_0000.mtok file</text:p>
      <text:p text:style-name="P29"/>
      <text:p text:style-name="P30">The header is composed of:</text:p>
      <text:p text:style-name="P30">* Five magic bytes: 77 68 84 79 75 MDTOK</text:p>
      <text:p text:style-name="P30">* Two bytes for version ex: 01 00 for 1.0</text:p>
      <text:p text:style-name="P30"><text:soft-page-break/>* One byte representing the data type of the “chunk” field <text:span text:style-name="T19">[0 =&gt; 8bit unsigned int, 1 =&gt; 16 bit, 2 =&gt; 32 bit, 3=&gt;64 bit]</text:span></text:p>
      <text:p text:style-name="P30">* One byte representing the data type for the “remainder” field <text:span text:style-name="T19">[0 =&gt; 8bit unsigned int, 1 =&gt; 16 bit, 2 =&gt; 32 bit, 3=&gt;64 bit], </text:span>obviously 2 and 3 datatypes here are almost never used, and also 1 is rare. But it’s kept for consistency and unforeseen developments.</text:p>
      <text:p text:style-name="P31">* One magic byte to represent the end of the header. As a convention, is the seed of the random permutation (default: 27)</text:p>
      <text:p text:style-name="P30"/>
      <text:p text:style-name="P31">For example: 77 68 84 79 75 01 00 00 00 27 means that python will parse structure of type BB.</text:p>
      <text:p text:style-name="P31"/>
      <text:p text:style-name="P30"/>
      <text:p text:style-name="P23">The main principle of mdat is the ability to combine several sub-mdat datasets in a way that:</text:p>
      <text:list text:style-name="L1">
        <text:list-item>
          <text:p text:style-name="P32">Datasets are automatically merged in a shuffled order. Instead of actual random shuffling of a list (ex. Random.shuffle()) that would be prohibitely expensive for datasets with many documents, a random permutation over the sum of the number of documents of each sub-mdat is performed using the coprime method;</text:p>
        </text:list-item>
        <text:list-item>
          <text:p text:style-name="P32">The dataset is mainly meant to be used without shuffling (because it’s pre-shuffled) in an iterable mode. However, altough more expensive, it is possible to get in circa O(1) a single document and to seek for a specific chunk in reasonable time;</text:p>
        </text:list-item>
        <text:list-item>
          <text:p text:style-name="P32">The MDAT pointers are sharded for efficiency and to easily allow multi-gpu training;</text:p>
        </text:list-item>
        <text:list-item>
          <text:p text:style-name="P32">New sub-datasets can be added to MDAT via a pre-shuffling of the new sub-dataset and a round-robin insertion in the MDAT.;</text:p>
        </text:list-item>
      </text:list>
      <text:p text:style-name="P13"/>
      <text:p text:style-name="P13"/>
      <text:p text:style-name="P12">“<text:span text:style-name="T23">Views” and missing datasets</text:span></text:p>
      <text:p text:style-name="P33">What if you need to train only on a subset of data? This is possible using views. Inside the mdat folder, it is possible to create a jsonl file with this syntax:</text:p>
      <text:p text:style-name="P33">{“view_name”:”conversational_only”,”selected_datasets”:[“forums”,”usenet”]}</text:p>
      <text:p text:style-name="P33">{“view_name”:”not-conversational”,”skipped_datasets”:[“forums”,”usenet”]}</text:p>
      <text:p text:style-name="P33">{“view_name”:”test-train”,”global_percentage”:0.2} # To train only on 20% of the data, for each dataset</text:p>
      <text:p text:style-name="P33">{“view_name”:”custom-train”,”datasets_percentages”:[(“forums”,0.2),(“usenet”,0.8)],”global_percentage”:0] #Train only on 20% of “forum”, 80% of “usenet”, skip all the other datasets (default of “global_percentage” is 1).</text:p>
      <text:p text:style-name="P33"/>
      <text:p text:style-name="P33">The selection follow a […] criterion.</text:p>
      <text:p text:style-name="P33">When a dataset is skipped in a view, the data is never loaded and it’s not searched on disk. This means that it is possible, for example, to move the same MDAT dataset (for example for testing purposes) on a different machine without having to move all the files.</text:p>
      <text:p text:style-name="P33"/>
      <text:p text:style-name="P33"/>
      <text:p text:style-name="P34">1027180096</text:p>
      <text:p text:style-name="P34">429496729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9T21:59:20.056076948</meta:creation-date>
    <dc:date>2025-09-02T01:40:29.555399141</dc:date>
    <meta:editing-duration>PT9H2M30S</meta:editing-duration>
    <meta:editing-cycles>34</meta:editing-cycles>
    <meta:generator>LibreOffice/25.8.1.1$Linux_X86_64 LibreOffice_project/580$Build-1</meta:generator>
    <meta:document-statistic meta:table-count="0" meta:image-count="0" meta:object-count="0" meta:page-count="4" meta:paragraph-count="102" meta:word-count="1557" meta:character-count="9606" meta:non-whitespace-character-count="8134"/>
  </office:meta>
</office:document-meta>
</file>